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2129166666667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179408ns or 0.000179408s</text:p>
          </table:table-cell>
          <table:table-cell office:value-type="float" office:value="179408" table:style-name="ce1">
            <text:p>179408</text:p>
          </table:table-cell>
          <table:table-cell office:value-type="float" office:value="1.7940799999999999E-4" table:style-name="ce1">
            <text:p>0.0001794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63187ns or 0.000163187s</text:p>
          </table:table-cell>
          <table:table-cell office:value-type="float" office:value="163187" table:style-name="ce1">
            <text:p>163187</text:p>
          </table:table-cell>
          <table:table-cell office:value-type="float" office:value="1.6318699999999999E-4" table:style-name="ce1">
            <text:p>0.000163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48870ns or 0.000248870s</text:p>
          </table:table-cell>
          <table:table-cell office:value-type="float" office:value="248870" table:style-name="ce1">
            <text:p>248870</text:p>
          </table:table-cell>
          <table:table-cell office:value-type="float" office:value="2.4886999999999999E-4" table:style-name="ce1">
            <text:p>0.000248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91378ns or 0.000591378s</text:p>
          </table:table-cell>
          <table:table-cell office:value-type="float" office:value="591378" table:style-name="ce1">
            <text:p>591378</text:p>
          </table:table-cell>
          <table:table-cell office:value-type="float" office:value="5.9137800000000004E-4" table:style-name="ce1">
            <text:p>0.0005913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24645ns or 0.000424645s</text:p>
          </table:table-cell>
          <table:table-cell office:value-type="float" office:value="424645" table:style-name="ce1">
            <text:p>424645</text:p>
          </table:table-cell>
          <table:table-cell office:value-type="float" office:value="4.2464500000000002E-4" table:style-name="ce1">
            <text:p>0.0004246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97049ns or 0.000597049s</text:p>
          </table:table-cell>
          <table:table-cell office:value-type="float" office:value="597049" table:style-name="ce1">
            <text:p>597049</text:p>
          </table:table-cell>
          <table:table-cell office:value-type="float" office:value="5.97049E-4" table:style-name="ce1">
            <text:p>0.000597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36743ns or 0.000636743s</text:p>
          </table:table-cell>
          <table:table-cell office:value-type="float" office:value="636743" table:style-name="ce1">
            <text:p>636743</text:p>
          </table:table-cell>
          <table:table-cell office:value-type="float" office:value="6.3674300000000005E-4" table:style-name="ce1">
            <text:p>0.0006367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49272ns or 0.000649272s</text:p>
          </table:table-cell>
          <table:table-cell office:value-type="float" office:value="649272" table:style-name="ce1">
            <text:p>649272</text:p>
          </table:table-cell>
          <table:table-cell office:value-type="float" office:value="6.49272E-4" table:style-name="ce1">
            <text:p>0.000649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70547ns or 0.000170547s</text:p>
          </table:table-cell>
          <table:table-cell office:value-type="float" office:value="170547" table:style-name="ce1">
            <text:p>170547</text:p>
          </table:table-cell>
          <table:table-cell office:value-type="float" office:value="1.7054700000000001E-4" table:style-name="ce1">
            <text:p>0.0001705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07524ns or 0.000407524s</text:p>
          </table:table-cell>
          <table:table-cell office:value-type="float" office:value="407524" table:style-name="ce1">
            <text:p>407524</text:p>
          </table:table-cell>
          <table:table-cell office:value-type="float" office:value="4.0752399999999998E-4" table:style-name="ce1">
            <text:p>0.00040752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/text:p>
          </table:table-cell>
          <table:table-cell office:value-type="float" office:value="406862.3" table:formula="of:=AVERAGE([.B1:.B10])" table:style-name="ce1">
            <text:p>406862.3</text:p>
          </table:table-cell>
          <table:table-cell office:value-type="float" office:value="4.0686230000000002E-4" table:formula="of:=AVERAGE([.C1:.C10])" table:style-name="ce1">
            <text:p>0.000406862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ashant</dc:creator>
    <meta:creation-date>2019-12-26T13:33:07Z</meta:creation-date>
    <dc:date>2019-12-26T15:23:43Z</dc:date>
    <meta:editing-cycles>1</meta:editing-cycles>
    <meta:editing-duration>PT319S</meta:editing-duration>
  </office:meta>
</office:document-meta>
</file>